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7.461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7.648cm"/>
        </style:tab-stops>
      </style:paragraph-properties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Frame_20_contents">
      <style:paragraph-properties fo:text-align="center" style:justify-single-word="false"/>
      <style:text-properties fo:color="#ffffff" officeooo:rsid="001265e5" officeooo:paragraph-rsid="001265e5"/>
    </style:style>
    <style:style style:name="P6" style:family="paragraph" style:parent-style-name="Frame_20_contents">
      <style:paragraph-properties fo:text-align="center" style:justify-single-word="false"/>
      <style:text-properties fo:color="#000000" fo:font-weight="bold" style:font-weight-asian="bold"/>
    </style:style>
    <style:style style:name="P7" style:family="paragraph" style:parent-style-name="Frame_20_contents">
      <style:paragraph-properties fo:text-align="center" style:justify-single-word="false"/>
      <style:text-properties officeooo:rsid="001265e5" officeooo:paragraph-rsid="001265e5"/>
    </style:style>
    <style:style style:name="P8" style:family="paragraph">
      <loext:graphic-properties draw:fill="solid" draw:fill-color="#548235"/>
      <style:paragraph-properties fo:text-align="start"/>
      <style:text-properties fo:color="#ffffff" fo:font-size="18pt"/>
    </style:style>
    <style:style style:name="P9" style:family="paragraph">
      <loext:graphic-properties draw:fill="solid" draw:fill-color="#ffd966"/>
      <style:paragraph-properties fo:text-align="start"/>
      <style:text-properties fo:color="#ffffff" fo:font-size="18pt"/>
    </style:style>
    <style:style style:name="P10" style:family="paragraph">
      <loext:graphic-properties draw:fill="solid" draw:fill-color="#dbdbdb"/>
      <style:paragraph-properties fo:text-align="start"/>
      <style:text-properties fo:color="#ffffff"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font-size="20pt" fo:font-weight="bold" style:font-size-asian="20pt" style:font-weight-asian="bold"/>
    </style:style>
    <style:style style:name="T3" style:family="text">
      <style:text-properties fo:color="#ffc000" fo:font-size="28pt" fo:font-weight="bold" style:font-size-asian="28pt" style:font-weight-asian="bol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draw:textarea-vertical-align="middle"/>
    </style:style>
    <style:style style:name="gr1" style:family="graphic" style:parent-style-name="Frame">
      <style:graphic-properties draw:stroke="none" svg:stroke-width="0.035cm" draw:stroke-linejoin="miter" draw:fill="solid" draw:fill-color="#548235" draw:textarea-vertical-align="middle" draw:auto-grow-height="false" fo:min-height="1.921cm" fo:min-width="3.519cm" fo:padding-top="0.127cm" fo:padding-bottom="0.127cm" fo:padding-left="0.254cm" fo:padding-right="0.254cm" fo:wrap-option="wrap" fo:margin-left="0.318cm" fo:margin-right="0.342cm" fo:margin-top="0cm" fo:margin-bottom="0.026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  <style:style style:name="gr2" style:family="graphic" style:parent-style-name="Frame">
      <style:graphic-properties draw:stroke="solid" svg:stroke-width="0.035cm" svg:stroke-color="#bf9000" draw:stroke-linejoin="miter" draw:fill="solid" draw:fill-color="#ffd966" draw:textarea-vertical-align="middle" draw:auto-grow-height="false" fo:min-height="0.626cm" fo:min-width="2.909cm" fo:padding-top="0.127cm" fo:padding-bottom="0.127cm" fo:padding-left="0.254cm" fo:padding-right="0.254cm" fo:wrap-option="wrap" fo:margin-left="0.318cm" fo:margin-right="0.358cm" fo:margin-top="0cm" fo:margin-bottom="0.079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3" style:family="graphic" style:parent-style-name="Frame">
      <style:graphic-properties draw:stroke="none" svg:stroke-width="0.035cm" draw:stroke-linejoin="miter" draw:fill="solid" draw:fill-color="#dbdbdb" draw:textarea-vertical-align="middle" draw:auto-grow-height="false" fo:min-height="0.676cm" fo:min-width="2.3cm" fo:padding-top="0.127cm" fo:padding-bottom="0.127cm" fo:padding-left="0.254cm" fo:padding-right="0.254cm" fo:wrap-option="wrap" fo:margin-left="0.318cm" fo:margin-right="0.318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none" svg:stroke-width="0.035cm" draw:stroke-linejoin="miter" draw:fill="solid" draw:fill-color="#dbdbdb" draw:textarea-vertical-align="middle" draw:auto-grow-height="false" fo:min-height="0.515cm" fo:min-width="2.034cm" fo:padding-top="0.127cm" fo:padding-bottom="0.127cm" fo:padding-left="0.254cm" fo:padding-right="0.254cm" fo:wrap-option="wrap" fo:margin-left="0.318cm" fo:margin-right="0.318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none" svg:stroke-width="0.035cm" draw:stroke-linejoin="miter" draw:fill="solid" draw:fill-color="#dbdbdb" draw:textarea-vertical-align="middle" draw:auto-grow-height="false" fo:min-height="0.991cm" fo:min-width="2.034cm" fo:padding-top="0.127cm" fo:padding-bottom="0.127cm" fo:padding-left="0.254cm" fo:padding-right="0.254cm" fo:wrap-option="wrap" fo:margin-left="0.318cm" fo:margin-right="0.318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none" svg:stroke-width="0.035cm" draw:stroke-linejoin="miter" draw:fill="solid" draw:fill-color="#dbdbdb" draw:textarea-vertical-align="middle" draw:auto-grow-height="false" fo:min-height="0.436cm" fo:min-width="2.034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35cm" svg:stroke-color="#000000" draw:marker-end="msArrowEnd_20_5" draw:marker-end-width="0.21cm" draw:marker-end-center="false" draw:stroke-linejoin="miter" draw:fill="none" draw:textarea-vertical-align="top" draw:auto-grow-height="false" fo:min-height="7.294cm" fo:min-width="0.161cm" fo:padding-top="0.125cm" fo:padding-bottom="0.125cm" fo:padding-left="0.25cm" fo:padding-right="0.25cm" fo:wrap-option="wrap" fo:margin-left="0.318cm" fo:margin-right="0.476cm" fo:margin-top="0cm" fo:margin-bottom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fo:margin-left="0.318cm" fo:margin-right="0.37cm" fo:margin-top="0.212cm" fo:margin-bottom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fo:margin-left="0.318cm" fo:margin-right="0.37cm" fo:margin-top="0.212cm" fo:margin-bottom="0.265cm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10" style:family="graphic">
      <style:graphic-properties draw:stroke="solid" svg:stroke-width="0.035cm" svg:stroke-color="#000000" draw:marker-end="msArrowEnd_20_5" draw:marker-end-width="0.21cm" draw:marker-end-center="false" draw:stroke-linejoin="miter" draw:fill="none" draw:textarea-vertical-align="top" draw:auto-grow-height="false" fo:min-height="5.916cm" fo:min-width="0cm" fo:padding-top="0.125cm" fo:padding-bottom="0.125cm" fo:padding-left="0.25cm" fo:padding-right="0.25cm" fo:wrap-option="wrap" fo:margin-left="0.318cm" fo:margin-right="0.476cm" fo:margin-top="0cm" fo:margin-bottom="0.238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1" style:family="graphic">
      <style:graphic-properties draw:stroke="none" svg:stroke-width="0.035cm" draw:stroke-linejoin="miter" draw:fill="solid" draw:fill-color="#dbdbdb" draw:textarea-vertical-align="middle" draw:auto-grow-height="false" fo:min-height="0.515cm" fo:min-width="2.034cm" fo:padding-top="0.127cm" fo:padding-bottom="0.127cm" fo:padding-left="0.254cm" fo:padding-right="0.254cm" fo:wrap-option="wrap" fo:margin-left="0.318cm" fo:margin-right="0.318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 style:parent-style-name="Frame">
      <style:graphic-properties draw:stroke="none" svg:stroke-width="0.035cm" draw:stroke-linejoin="miter" draw:fill="solid" draw:fill-color="#dbdbdb" draw:textarea-vertical-align="middle" draw:auto-grow-height="false" fo:min-height="0.806cm" fo:min-width="2.274cm" fo:padding-top="0.127cm" fo:padding-bottom="0.127cm" fo:padding-left="0.254cm" fo:padding-right="0.254cm" fo:wrap-option="wrap" fo:margin-left="0.318cm" fo:margin-right="0.318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Frame">
      <style:graphic-properties draw:stroke="none" svg:stroke-width="0.035cm" draw:stroke-linejoin="miter" draw:fill="solid" draw:fill-color="#dbdbdb" draw:textarea-vertical-align="middle" draw:auto-grow-height="false" fo:min-height="0.885cm" fo:min-width="2.034cm" fo:padding-top="0.127cm" fo:padding-bottom="0.127cm" fo:padding-left="0.254cm" fo:padding-right="0.254cm" fo:wrap-option="wrap" fo:margin-left="0.318cm" fo:margin-right="0.318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fo:margin-left="0.318cm" fo:margin-right="0.37cm" fo:margin-top="0.212cm" fo:margin-bottom="0.265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5" style:family="graphic" style:parent-style-name="Frame">
      <style:graphic-properties draw:stroke="none" svg:stroke-width="0.035cm" draw:stroke-linejoin="miter" draw:fill="solid" draw:fill-color="#dbdbdb" draw:textarea-vertical-align="middle" draw:auto-grow-height="false" fo:min-height="0.621cm" fo:min-width="2.856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035cm" svg:stroke-color="#000000" draw:marker-end="msArrowEnd_20_5" draw:marker-end-width="0.21cm" draw:marker-end-center="false" draw:stroke-linejoin="miter" draw:fill="none" draw:textarea-vertical-align="top" draw:auto-grow-height="false" fo:min-height="3.799cm" fo:min-width="0cm" fo:padding-top="0.125cm" fo:padding-bottom="0.125cm" fo:padding-left="0.25cm" fo:padding-right="0.25cm" fo:wrap-option="wrap" fo:margin-left="0.318cm" fo:margin-right="0.476cm" fo:margin-top="0cm" fo:margin-bottom="0.238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7" style:family="graphic">
      <style:graphic-properties draw:stroke="solid" svg:stroke-width="0.035cm" svg:stroke-color="#000000" draw:marker-end="msArrowEnd_20_5" draw:marker-end-width="0.21cm" draw:marker-end-center="false" draw:stroke-linejoin="miter" draw:fill="none" draw:textarea-vertical-align="top" draw:auto-grow-height="false" fo:min-height="6.922cm" fo:min-width="0cm" fo:padding-top="0.125cm" fo:padding-bottom="0.125cm" fo:padding-left="0.25cm" fo:padding-right="0.25cm" fo:wrap-option="wrap" fo:margin-left="0.318cm" fo:margin-right="0.476cm" fo:margin-top="0cm" fo:margin-bottom="0.238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8" style:family="graphic" style:parent-style-name="Frame">
      <style:graphic-properties draw:stroke="none" svg:stroke-width="0.035cm" draw:stroke-linejoin="miter" draw:fill="solid" draw:fill-color="#dbdbdb" draw:textarea-vertical-align="middle" draw:auto-grow-height="false" fo:min-height="2.103cm" fo:min-width="2.034cm" fo:padding-top="0.127cm" fo:padding-bottom="0.127cm" fo:padding-left="0.254cm" fo:padding-right="0.254cm" fo:wrap-option="wrap" fo:margin-left="0.318cm" fo:margin-right="0.318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 style:parent-style-name="Frame">
      <style:graphic-properties draw:stroke="none" svg:stroke-width="0.035cm" draw:stroke-linejoin="miter" draw:fill="solid" draw:fill-color="#dbdbdb" draw:textarea-vertical-align="middle" draw:auto-grow-height="false" fo:min-height="0.938cm" fo:min-width="2.034cm" fo:padding-top="0.127cm" fo:padding-bottom="0.127cm" fo:padding-left="0.254cm" fo:padding-right="0.254cm" fo:wrap-option="wrap" fo:margin-left="0.318cm" fo:margin-right="0.318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 style:parent-style-name="Frame">
      <style:graphic-properties draw:stroke="none" svg:stroke-width="0.035cm" draw:stroke-linejoin="miter" draw:fill="solid" draw:fill-color="#dbdbdb" draw:textarea-vertical-align="middle" draw:auto-grow-height="false" fo:min-height="0.515cm" fo:min-width="2.298cm" fo:padding-top="0.127cm" fo:padding-bottom="0.127cm" fo:padding-left="0.254cm" fo:padding-right="0.254cm" fo:wrap-option="wrap" fo:margin-left="0.318cm" fo:margin-right="0.318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035cm" svg:stroke-color="#000000" draw:marker-end="msArrowEnd_20_5" draw:marker-end-width="0.21cm" draw:marker-end-center="false" draw:stroke-linejoin="miter" draw:fill="none" draw:textarea-vertical-align="top" draw:auto-grow-height="false" fo:min-height="3.852cm" fo:min-width="0cm" fo:padding-top="0.125cm" fo:padding-bottom="0.125cm" fo:padding-left="0.25cm" fo:padding-right="0.25cm" fo:wrap-option="wrap" fo:margin-left="0.318cm" fo:margin-right="0.45cm" fo:margin-top="0cm" fo:margin-bottom="0.238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2" style:family="graphic" style:parent-style-name="Frame">
      <style:graphic-properties draw:stroke="none" svg:stroke-width="0.035cm" draw:stroke-linejoin="miter" draw:fill="solid" draw:fill-color="#dbdbdb" draw:textarea-vertical-align="middle" draw:auto-grow-height="false" fo:min-height="0.515cm" fo:min-width="2.034cm" fo:padding-top="0.127cm" fo:padding-bottom="0.127cm" fo:padding-left="0.254cm" fo:padding-right="0.254cm" fo:wrap-option="wrap" fo:margin-left="0.318cm" fo:margin-right="0.318cm" fo:margin-top="0cm" fo:margin-bottom="0.026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3" style:family="graphic" style:parent-style-name="Frame">
      <style:graphic-properties draw:stroke="none" svg:stroke-width="0.035cm" draw:stroke-linejoin="miter" draw:fill="solid" draw:fill-color="#dbdbdb" draw:textarea-vertical-align="middle" draw:auto-grow-height="false" fo:min-height="1.679cm" fo:min-width="2.034cm" fo:padding-top="0.127cm" fo:padding-bottom="0.127cm" fo:padding-left="0.254cm" fo:padding-right="0.254cm" fo:wrap-option="wrap" fo:margin-left="0.318cm" fo:margin-right="0.318cm" fo:margin-top="0cm" fo:margin-bottom="0.026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4" style:family="graphic">
      <style:graphic-properties draw:stroke="solid" svg:stroke-width="0.035cm" svg:stroke-color="#000000" draw:marker-end="msArrowEnd_20_5" draw:marker-end-width="0.21cm" draw:marker-end-center="false" draw:stroke-linejoin="miter" draw:fill="none" draw:textarea-vertical-align="top" draw:auto-grow-height="false" fo:min-height="4.329cm" fo:min-width="0cm" fo:padding-top="0.125cm" fo:padding-bottom="0.125cm" fo:padding-left="0.25cm" fo:padding-right="0.25cm" fo:wrap-option="wrap" fo:margin-left="0.318cm" fo:margin-right="0.476cm" fo:margin-top="0cm" fo:margin-bottom="0.238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5" style:family="graphic">
      <style:graphic-properties draw:stroke="solid" svg:stroke-width="0.035cm" svg:stroke-color="#0d0d0d" draw:marker-end="msArrowEnd_20_5" draw:marker-end-width="0.21cm" draw:marker-end-center="false" draw:stroke-linejoin="miter" draw:fill="none" draw:textarea-vertical-align="top" draw:auto-grow-height="false" fo:min-height="1.866cm" fo:min-width="7.569cm" fo:padding-top="0.125cm" fo:padding-bottom="0.125cm" fo:padding-left="0.25cm" fo:padding-right="0.25cm" fo:wrap-option="wrap" fo:margin-left="0.423cm" fo:margin-right="0.397cm" fo:margin-top="0cm" fo:margin-bottom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solid" svg:stroke-width="0.035cm" svg:stroke-color="#0d0d0d" draw:marker-end="msArrowEnd_20_5" draw:marker-end-width="0.21cm" draw:marker-end-center="false" draw:stroke-linejoin="miter" draw:fill="none" draw:textarea-vertical-align="top" draw:auto-grow-height="false" fo:min-height="1.602cm" fo:min-width="3.203cm" fo:padding-top="0.125cm" fo:padding-bottom="0.125cm" fo:padding-left="0.25cm" fo:padding-right="0.25cm" fo:wrap-option="wrap" fo:margin-left="0.423cm" fo:margin-right="0.37cm" fo:margin-top="0cm" fo:margin-bottom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solid" svg:stroke-width="0.035cm" svg:stroke-color="#0d0d0d" draw:marker-end="msArrowEnd_20_5" draw:marker-end-width="0.21cm" draw:marker-end-center="false" draw:stroke-linejoin="miter" draw:fill="none" draw:textarea-vertical-align="top" draw:auto-grow-height="false" fo:min-height="1.469cm" fo:min-width="0cm" fo:padding-top="0.125cm" fo:padding-bottom="0.125cm" fo:padding-left="0.25cm" fo:padding-right="0.25cm" fo:wrap-option="wrap" fo:margin-left="0.476cm" fo:margin-right="0.397cm" fo:margin-top="0cm" fo:margin-bottom="0.1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.035cm" svg:stroke-color="#0d0d0d" draw:marker-end="msArrowEnd_20_5" draw:marker-end-width="0.21cm" draw:marker-end-center="false" draw:stroke-linejoin="miter" draw:fill="none" draw:textarea-vertical-align="top" draw:auto-grow-height="false" fo:min-height="1.39cm" fo:min-width="0.69cm" fo:padding-top="0.125cm" fo:padding-bottom="0.125cm" fo:padding-left="0.25cm" fo:padding-right="0.25cm" fo:wrap-option="wrap" fo:margin-left="0.318cm" fo:margin-right="0.503cm" fo:margin-top="0cm" fo:margin-bottom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solid" svg:stroke-width="0.035cm" svg:stroke-color="#0d0d0d" draw:marker-end="msArrowEnd_20_5" draw:marker-end-width="0.21cm" draw:marker-end-center="false" draw:stroke-linejoin="miter" draw:fill="none" draw:textarea-vertical-align="top" draw:auto-grow-height="false" fo:min-height="1.522cm" fo:min-width="3.6cm" fo:padding-top="0.125cm" fo:padding-bottom="0.125cm" fo:padding-left="0.25cm" fo:padding-right="0.25cm" fo:wrap-option="wrap" fo:margin-left="0.318cm" fo:margin-right="0.45cm" fo:margin-top="0cm" fo:margin-bottom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solid" svg:stroke-width="0.035cm" svg:stroke-color="#0d0d0d" draw:marker-end="msArrowEnd_20_5" draw:marker-end-width="0.21cm" draw:marker-end-center="false" draw:stroke-linejoin="miter" draw:fill="none" draw:textarea-vertical-align="top" draw:auto-grow-height="false" fo:min-height="1.787cm" fo:min-width="7.542cm" fo:padding-top="0.125cm" fo:padding-bottom="0.125cm" fo:padding-left="0.25cm" fo:padding-right="0.25cm" fo:wrap-option="wrap" fo:margin-left="0.318cm" fo:margin-right="0.529cm" fo:margin-top="0cm" fo:margin-bottom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 style:parent-style-name="Frame">
      <style:graphic-properties draw:stroke="none" svg:stroke-width="0.026cm" draw:stroke-linejoin="miter" draw:fill="none" draw:textarea-vertical-align="top" draw:auto-grow-height="false" fo:min-height="1.177cm" fo:min-width="13.04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49" draw:name="Straight Arrow Connector 51" draw:style-name="gr25" draw:text-style-name="P11" svg:width="8.071cm" svg:height="2.117cm" svg:x="1.162cm" svg:y="0.741cm"><text:p/><draw:enhanced-geometry draw:mirror-horizontal="true" draw:mirror-vertical="false" svg:viewBox="0 0 21600 21600" draw:type="mso-spt32" draw:enhanced-path="M 0 0 L 21600 21600 N"/></draw:custom-shape><draw:custom-shape text:anchor-type="paragraph" draw:z-index="16" draw:name="Straight Arrow Connector 17" draw:style-name="gr9" draw:text-style-name="P11" svg:width="0.424cm" svg:height="0.003cm" svg:x="0.318cm" svg:y="5.821cm"><text:p/><draw:enhanced-geometry draw:mirror-horizontal="false" draw:mirror-vertical="false" svg:viewBox="0 0 21600 21600" draw:type="mso-spt32" draw:enhanced-path="M 0 0 L 21600 21600 N"/></draw:custom-shape><draw:custom-shape text:anchor-type="paragraph" draw:z-index="15" draw:name="Straight Arrow Connector 16" draw:style-name="gr8" draw:text-style-name="P11" svg:width="0.424cm" svg:height="0.003cm" svg:x="0.026cm" svg:y="7.223cm"><text:p/><draw:enhanced-geometry draw:mirror-horizontal="false" draw:mirror-vertical="false" svg:viewBox="0 0 21600 21600" draw:type="mso-spt32" draw:enhanced-path="M 0 0 L 21600 21600 N"/></draw:custom-shape><draw:custom-shape text:anchor-type="paragraph" draw:z-index="14" draw:name="Straight Arrow Connector 15" draw:style-name="gr8" draw:text-style-name="P11" svg:width="0.424cm" svg:height="0.003cm" svg:x="0.026cm" svg:y="8.758cm"><text:p/><draw:enhanced-geometry draw:mirror-horizontal="false" draw:mirror-vertical="false" svg:viewBox="0 0 21600 21600" draw:type="mso-spt32" draw:enhanced-path="M 0 0 L 21600 21600 N"/></draw:custom-shape><draw:custom-shape text:anchor-type="paragraph" draw:z-index="13" draw:name="Straight Arrow Connector 14" draw:style-name="gr8" draw:text-style-name="P11" svg:width="0.424cm" svg:height="0.003cm" svg:x="0.026cm" svg:y="10.239cm"><text:p/><draw:enhanced-geometry draw:mirror-horizontal="false" draw:mirror-vertical="false" svg:viewBox="0 0 21600 21600" draw:type="mso-spt32" draw:enhanced-path="M 0 0 L 21600 21600 N"/></draw:custom-shape><draw:custom-shape text:anchor-type="paragraph" draw:z-index="11" draw:name="Rectangle 12" draw:style-name="gr6" draw:text-style-name="P10" svg:width="2.541cm" svg:height="0.689cm" svg:x="0.45cm" svg:y="11.139cm"><text:p text:style-name="P4"><text:span text:style-name="T1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Rectangle 11" draw:style-name="gr6" draw:text-style-name="P10" svg:width="2.541cm" svg:height="0.689cm" svg:x="0.45cm" svg:y="9.895cm"><text:p text:style-name="P4"><text:span text:style-name="T1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Rectangle 10" draw:style-name="gr5" draw:text-style-name="P10" svg:width="2.541cm" svg:height="1.244cm" svg:x="0.45cm" svg:y="8.176cm"><text:p text:style-name="P7"><text:span text:style-name="T1">terrains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Rectangle 9" draw:style-name="gr4" draw:text-style-name="P10" svg:width="2.541cm" svg:height="0.768cm" svg:x="0.45cm" svg:y="6.853cm"><text:p text:style-name="P7"><text:span text:style-name="T1">evenements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Flowchart: Terminator 2" draw:style-name="gr2" draw:text-style-name="P9" svg:width="3.77cm" svg:height="1.244cm" svg:x="-0.688cm" svg:y="2.884cm"><text:p text:style-name="P7"><text:span text:style-name="T1">Carte(s)</text:span></text:p><draw:enhanced-geometry svg:viewBox="0 0 0 0" draw:mirror-vertical="false" draw:mirror-horizontal="false" drawooo:sub-view-size="21600 21600" draw:text-areas="?f0 ?f2 ?f1 ?f3" draw:type="ooxml-flowChartTerminator" draw:enhanced-path="M 3475 0 L 18125 0 L 3475 21600 Z N" drawooo:enhanced-path="M 3475 0 L 18125 0 G 3475 10800 ?f8 ?f9 L 3475 21600 G 3475 10800 ?f10 ?f11 Z N"><draw:equation draw:name="f0" draw:formula="logwidth*1018/21600"/><draw:equation draw:name="f1" draw:formula="logwidth*20582/21600"/><draw:equation draw:name="f2" draw:formula="logheight*3163/21600"/><draw:equation draw:name="f3" draw:formula="logheight*18437/21600"/><draw:equation draw:name="f4" draw:formula="logwidth/2"/><draw:equation draw:name="f5" draw:formula="logheight/2"/><draw:equation draw:name="f6" draw:formula="logheight"/><draw:equation draw:name="f7" draw:formula="logwidth"/><draw:equation draw:name="f8" draw:formula="(16200000)/60000.0"/><draw:equation draw:name="f9" draw:formula="(10800000)/60000.0"/><draw:equation draw:name="f10" draw:formula="(5400000)/60000.0"/><draw:equation draw:name="f11" draw:formula="(10800000)/60000.0"/></draw:enhanced-geometry></draw:custom-shape><draw:custom-shape text:anchor-type="paragraph" draw:z-index="2" draw:name="Flowchart: Terminator 3" draw:style-name="gr2" draw:text-style-name="P9" svg:width="3.77cm" svg:height="1.244cm" svg:x="3.413cm" svg:y="2.884cm"><text:p text:style-name="P7"><text:span text:style-name="T1">Pieces</text:span></text:p><draw:enhanced-geometry svg:viewBox="0 0 0 0" draw:mirror-vertical="false" draw:mirror-horizontal="false" drawooo:sub-view-size="21600 21600" draw:text-areas="?f0 ?f2 ?f1 ?f3" draw:type="ooxml-flowChartTerminator" draw:enhanced-path="M 3475 0 L 18125 0 L 3475 21600 Z N" drawooo:enhanced-path="M 3475 0 L 18125 0 G 3475 10800 ?f8 ?f9 L 3475 21600 G 3475 10800 ?f10 ?f11 Z N"><draw:equation draw:name="f0" draw:formula="logwidth*1018/21600"/><draw:equation draw:name="f1" draw:formula="logwidth*20582/21600"/><draw:equation draw:name="f2" draw:formula="logheight*3163/21600"/><draw:equation draw:name="f3" draw:formula="logheight*18437/21600"/><draw:equation draw:name="f4" draw:formula="logwidth/2"/><draw:equation draw:name="f5" draw:formula="logheight/2"/><draw:equation draw:name="f6" draw:formula="logheight"/><draw:equation draw:name="f7" draw:formula="logwidth"/><draw:equation draw:name="f8" draw:formula="(16200000)/60000.0"/><draw:equation draw:name="f9" draw:formula="(10800000)/60000.0"/><draw:equation draw:name="f10" draw:formula="(5400000)/60000.0"/><draw:equation draw:name="f11" draw:formula="(10800000)/60000.0"/></draw:enhanced-geometry></draw:custom-shape><draw:custom-shape text:anchor-type="paragraph" draw:z-index="3" draw:name="Flowchart: Terminator 4" draw:style-name="gr2" draw:text-style-name="P9" svg:width="3.77cm" svg:height="1.244cm" svg:x="7.488cm" svg:y="2.884cm"><text:p text:style-name="P7"><text:span text:style-name="T1">ORDI /IA</text:span></text:p><draw:enhanced-geometry svg:viewBox="0 0 0 0" draw:mirror-vertical="false" draw:mirror-horizontal="false" drawooo:sub-view-size="21600 21600" draw:text-areas="?f0 ?f2 ?f1 ?f3" draw:type="ooxml-flowChartTerminator" draw:enhanced-path="M 3475 0 L 18125 0 L 3475 21600 Z N" drawooo:enhanced-path="M 3475 0 L 18125 0 G 3475 10800 ?f8 ?f9 L 3475 21600 G 3475 10800 ?f10 ?f11 Z N"><draw:equation draw:name="f0" draw:formula="logwidth*1018/21600"/><draw:equation draw:name="f1" draw:formula="logwidth*20582/21600"/><draw:equation draw:name="f2" draw:formula="logheight*3163/21600"/><draw:equation draw:name="f3" draw:formula="logheight*18437/21600"/><draw:equation draw:name="f4" draw:formula="logwidth/2"/><draw:equation draw:name="f5" draw:formula="logheight/2"/><draw:equation draw:name="f6" draw:formula="logheight"/><draw:equation draw:name="f7" draw:formula="logwidth"/><draw:equation draw:name="f8" draw:formula="(16200000)/60000.0"/><draw:equation draw:name="f9" draw:formula="(10800000)/60000.0"/><draw:equation draw:name="f10" draw:formula="(5400000)/60000.0"/><draw:equation draw:name="f11" draw:formula="(10800000)/60000.0"/></draw:enhanced-geometry></draw:custom-shape><draw:custom-shape text:anchor-type="paragraph" draw:z-index="5" draw:name="Flowchart: Terminator 6" draw:style-name="gr2" draw:text-style-name="P9" svg:width="3.77cm" svg:height="1.244cm" svg:x="15.558cm" svg:y="2.884cm"><text:p text:style-name="P4"><text:span text:style-name="T1"/></text:p><draw:enhanced-geometry svg:viewBox="0 0 0 0" draw:mirror-vertical="false" draw:mirror-horizontal="false" drawooo:sub-view-size="21600 21600" draw:text-areas="?f0 ?f2 ?f1 ?f3" draw:type="ooxml-flowChartTerminator" draw:enhanced-path="M 3475 0 L 18125 0 L 3475 21600 Z N" drawooo:enhanced-path="M 3475 0 L 18125 0 G 3475 10800 ?f8 ?f9 L 3475 21600 G 3475 10800 ?f10 ?f11 Z N"><draw:equation draw:name="f0" draw:formula="logwidth*1018/21600"/><draw:equation draw:name="f1" draw:formula="logwidth*20582/21600"/><draw:equation draw:name="f2" draw:formula="logheight*3163/21600"/><draw:equation draw:name="f3" draw:formula="logheight*18437/21600"/><draw:equation draw:name="f4" draw:formula="logwidth/2"/><draw:equation draw:name="f5" draw:formula="logheight/2"/><draw:equation draw:name="f6" draw:formula="logheight"/><draw:equation draw:name="f7" draw:formula="logwidth"/><draw:equation draw:name="f8" draw:formula="(16200000)/60000.0"/><draw:equation draw:name="f9" draw:formula="(10800000)/60000.0"/><draw:equation draw:name="f10" draw:formula="(5400000)/60000.0"/><draw:equation draw:name="f11" draw:formula="(10800000)/60000.0"/></draw:enhanced-geometry></draw:custom-shape><draw:custom-shape text:anchor-type="paragraph" draw:z-index="6" draw:name="Flowchart: Terminator 7" draw:style-name="gr2" draw:text-style-name="P9" svg:width="3.77cm" svg:height="1.244cm" svg:x="19.632cm" svg:y="2.884cm"><text:p text:style-name="P4"><text:span text:style-name="T1"/></text:p><draw:enhanced-geometry svg:viewBox="0 0 0 0" draw:mirror-vertical="false" draw:mirror-horizontal="false" drawooo:sub-view-size="21600 21600" draw:text-areas="?f0 ?f2 ?f1 ?f3" draw:type="ooxml-flowChartTerminator" draw:enhanced-path="M 3475 0 L 18125 0 L 3475 21600 Z N" drawooo:enhanced-path="M 3475 0 L 18125 0 G 3475 10800 ?f8 ?f9 L 3475 21600 G 3475 10800 ?f10 ?f11 Z N"><draw:equation draw:name="f0" draw:formula="logwidth*1018/21600"/><draw:equation draw:name="f1" draw:formula="logwidth*20582/21600"/><draw:equation draw:name="f2" draw:formula="logheight*3163/21600"/><draw:equation draw:name="f3" draw:formula="logheight*18437/21600"/><draw:equation draw:name="f4" draw:formula="logwidth/2"/><draw:equation draw:name="f5" draw:formula="logheight/2"/><draw:equation draw:name="f6" draw:formula="logheight"/><draw:equation draw:name="f7" draw:formula="logwidth"/><draw:equation draw:name="f8" draw:formula="(16200000)/60000.0"/><draw:equation draw:name="f9" draw:formula="(10800000)/60000.0"/><draw:equation draw:name="f10" draw:formula="(5400000)/60000.0"/><draw:equation draw:name="f11" draw:formula="(10800000)/60000.0"/></draw:enhanced-geometry></draw:custom-shape><draw:custom-shape text:anchor-type="paragraph" draw:z-index="0" draw:name="Flowchart: Alternate Process 1" draw:style-name="gr1" draw:text-style-name="P8" svg:width="4.261cm" svg:height="2.408cm" svg:x="9.299cm" svg:y="-1.217cm"><text:p text:style-name="P5"><text:span text:style-name="T2">Tactics Arena</text:span></text:p><draw:enhanced-geometry svg:viewBox="0 0 0 0" draw:mirror-vertical="false" draw:mirror-horizontal="false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<draw:equation draw:name="f0" draw:formula="min(logwidth,logheight)/6"/><draw:equation draw:name="f1" draw:formula="logwidth+0-?f0 "/><draw:equation draw:name="f2" draw:formula="logheight+0-?f0 "/><draw:equation draw:name="f3" draw:formula="?f0 *29289/100000"/><draw:equation draw:name="f4" draw:formula="logwidth+0-?f3 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(10800000)/60000.0"/><draw:equation draw:name="f11" draw:formula="(5400000)/60000.0"/><draw:equation draw:name="f12" draw:formula="(16200000)/60000.0"/><draw:equation draw:name="f13" draw:formula="(5400000)/60000.0"/><draw:equation draw:name="f14" draw:formula="(0)/60000.0"/><draw:equation draw:name="f15" draw:formula="(5400000)/60000.0"/><draw:equation draw:name="f16" draw:formula="(5400000)/60000.0"/><draw:equation draw:name="f17" draw:formula="(5400000)/60000.0"/></draw:enhanced-geometry></draw:custom-shape><draw:custom-shape text:anchor-type="paragraph" draw:z-index="4" draw:name="Flowchart: Terminator 5" draw:style-name="gr2" draw:text-style-name="P9" svg:width="3.77cm" svg:height="1.244cm" svg:x="11.509cm" svg:y="2.884cm"><text:p text:style-name="P7"><text:span text:style-name="T1">Controle souris</text:span></text:p><draw:enhanced-geometry svg:viewBox="0 0 0 0" draw:mirror-vertical="false" draw:mirror-horizontal="false" drawooo:sub-view-size="21600 21600" draw:text-areas="?f0 ?f2 ?f1 ?f3" draw:type="ooxml-flowChartTerminator" draw:enhanced-path="M 3475 0 L 18125 0 L 3475 21600 Z N" drawooo:enhanced-path="M 3475 0 L 18125 0 G 3475 10800 ?f8 ?f9 L 3475 21600 G 3475 10800 ?f10 ?f11 Z N"><draw:equation draw:name="f0" draw:formula="logwidth*1018/21600"/><draw:equation draw:name="f1" draw:formula="logwidth*20582/21600"/><draw:equation draw:name="f2" draw:formula="logheight*3163/21600"/><draw:equation draw:name="f3" draw:formula="logheight*18437/21600"/><draw:equation draw:name="f4" draw:formula="logwidth/2"/><draw:equation draw:name="f5" draw:formula="logheight/2"/><draw:equation draw:name="f6" draw:formula="logheight"/><draw:equation draw:name="f7" draw:formula="logwidth"/><draw:equation draw:name="f8" draw:formula="(16200000)/60000.0"/><draw:equation draw:name="f9" draw:formula="(10800000)/60000.0"/><draw:equation draw:name="f10" draw:formula="(5400000)/60000.0"/><draw:equation draw:name="f11" draw:formula="(10800000)/60000.0"/></draw:enhanced-geometry></draw:custom-shape><text:bookmark text:name="_GoBack"/></text:p>
      <text:p text:style-name="Standard"><draw:custom-shape text:anchor-type="paragraph" draw:z-index="52" draw:name="Straight Arrow Connector 54" draw:style-name="gr28" draw:text-style-name="P11" svg:width="1.191cm" svg:height="1.641cm" svg:x="11.986cm" svg:y="0.397cm"><text:p/><draw:enhanced-geometry draw:mirror-horizontal="false" draw:mirror-vertical="false" svg:viewBox="0 0 21600 21600" draw:type="mso-spt32" draw:enhanced-path="M 0 0 L 21600 21600 N"/></draw:custom-shape><draw:custom-shape text:anchor-type="paragraph" draw:z-index="53" draw:name="Straight Arrow Connector 55" draw:style-name="gr29" draw:text-style-name="P11" svg:width="4.102cm" svg:height="1.773cm" svg:x="13.386cm" svg:y="0.291cm"><text:p/><draw:enhanced-geometry draw:mirror-horizontal="false" draw:mirror-vertical="false" svg:viewBox="0 0 21600 21600" draw:type="mso-spt32" draw:enhanced-path="M 0 0 L 21600 21600 N"/></draw:custom-shape><draw:custom-shape text:anchor-type="paragraph" draw:z-index="54" draw:name="Straight Arrow Connector 56" draw:style-name="gr30" draw:text-style-name="P11" svg:width="8.044cm" svg:height="2.038cm" svg:x="13.52cm" svg:y="0.026cm"><text:p/><draw:enhanced-geometry draw:mirror-horizontal="false" draw:mirror-vertical="false" svg:viewBox="0 0 21600 21600" draw:type="mso-spt32" draw:enhanced-path="M 0 0 L 21600 21600 N"/></draw:custom-shape><draw:custom-shape text:anchor-type="paragraph" draw:z-index="50" draw:name="Straight Arrow Connector 52" draw:style-name="gr26" draw:text-style-name="P11" svg:width="3.705cm" svg:height="1.853cm" svg:x="5.634cm" svg:y="0.212cm"><text:p/><draw:enhanced-geometry draw:mirror-horizontal="true" draw:mirror-vertical="false" svg:viewBox="0 0 21600 21600" draw:type="mso-spt32" draw:enhanced-path="M 0 0 L 21600 21600 N"/></draw:custom-shape><draw:custom-shape text:anchor-type="paragraph" draw:z-index="51" draw:name="Straight Arrow Connector 53" draw:style-name="gr27" draw:text-style-name="P11" svg:width="0.345cm" svg:height="1.721cm" svg:x="10.026cm" svg:y="0.37cm"><text:p/><draw:enhanced-geometry draw:mirror-horizontal="true" draw:mirror-vertical="false" svg:viewBox="0 0 21600 21600" draw:type="mso-spt32" draw:enhanced-path="M 0 0 L 21600 21600 N"/></draw:custom-shape></text:p>
      <text:p text:style-name="Standard"/>
      <text:p text:style-name="Standard"/>
      <text:p text:style-name="Standard"/>
      <text:p text:style-name="Standard"><draw:custom-shape text:anchor-type="paragraph" draw:z-index="46" draw:name="Elbow Connector 48" draw:style-name="gr24" draw:text-style-name="P11" svg:width="0.371cm" svg:height="4.578cm" svg:x="20.188cm" svg:y="0.161cm"><text:p/><draw:enhanced-geometry draw:mirror-horizontal="false" draw:mirror-vertical="false" draw:text-areas="0 0 ?f2 ?f3" svg:viewBox="0 0 0 0" draw:type="ooxml-bentConnector3" draw:modifiers="0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draw:custom-shape text:anchor-type="paragraph" draw:z-index="40" draw:name="Elbow Connector 41" draw:style-name="gr21" draw:text-style-name="P11" svg:width="0.398cm" svg:height="4.102cm" svg:x="16.193cm" svg:y="0.161cm"><text:p/><draw:enhanced-geometry draw:mirror-horizontal="false" draw:mirror-vertical="false" draw:text-areas="0 0 ?f2 ?f3" svg:viewBox="0 0 0 0" draw:type="ooxml-bentConnector3" draw:modifiers="0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draw:custom-shape text:anchor-type="paragraph" draw:z-index="29" draw:name="Elbow Connector 31" draw:style-name="gr17" draw:text-style-name="P11" svg:width="0.477cm" svg:height="7.171cm" svg:x="12.144cm" svg:y="0.159cm"><text:p/><draw:enhanced-geometry draw:mirror-horizontal="false" draw:mirror-vertical="false" draw:text-areas="0 0 ?f2 ?f3" svg:viewBox="0 0 0 0" draw:type="ooxml-bentConnector3" draw:modifiers="0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draw:custom-shape text:anchor-type="paragraph" draw:z-index="27" draw:name="Elbow Connector 29" draw:style-name="gr16" draw:text-style-name="P11" svg:width="0.424cm" svg:height="4.049cm" svg:x="7.99cm" svg:y="0.161cm"><text:p/><draw:enhanced-geometry draw:mirror-horizontal="false" draw:mirror-vertical="false" draw:text-areas="0 0 ?f2 ?f3" svg:viewBox="0 0 0 0" draw:type="ooxml-bentConnector3" draw:modifiers="0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draw:custom-shape text:anchor-type="paragraph" draw:z-index="17" draw:name="Elbow Connector 18" draw:style-name="gr10" draw:text-style-name="P11" svg:width="0.424cm" svg:height="6.166cm" svg:x="4.048cm" svg:y="0.134cm"><text:p/><draw:enhanced-geometry draw:mirror-horizontal="false" draw:mirror-vertical="false" draw:text-areas="0 0 ?f2 ?f3" svg:viewBox="0 0 0 0" draw:type="ooxml-bentConnector3" draw:modifiers="0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draw:custom-shape text:anchor-type="paragraph" draw:z-index="12" draw:name="Elbow Connector 13" draw:style-name="gr7" draw:text-style-name="P11" svg:width="0.66cm" svg:height="7.543cm" svg:x="0.028cm" svg:y="0.159cm"><text:p/><draw:enhanced-geometry draw:mirror-horizontal="false" draw:mirror-vertical="false" draw:text-areas="0 0 ?f2 ?f3" svg:viewBox="0 0 0 0" draw:type="ooxml-bentConnector3" draw:modifiers="0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<text:p text:style-name="Standard"><draw:custom-shape text:anchor-type="paragraph" draw:z-index="48" draw:name="Straight Arrow Connector 50" draw:style-name="gr14" draw:text-style-name="P11" svg:width="0.424cm" svg:height="0.003cm" svg:x="20.188cm" svg:y="0.584cm"><text:p/><draw:enhanced-geometry draw:mirror-horizontal="false" draw:mirror-vertical="false" svg:viewBox="0 0 21600 21600" draw:type="mso-spt32" draw:enhanced-path="M 0 0 L 21600 21600 N"/></draw:custom-shape><draw:custom-shape text:anchor-type="paragraph" draw:z-index="43" draw:name="Rectangle 45" draw:style-name="gr5" draw:text-style-name="P10" svg:width="2.541cm" svg:height="1.244cm" svg:x="20.611cm" svg:y="0.028cm"><text:p text:style-name="P4"><text:span text:style-name="T1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1" draw:name="Straight Arrow Connector 42" draw:style-name="gr14" draw:text-style-name="P11" svg:width="0.424cm" svg:height="0.003cm" svg:x="16.219cm" svg:y="0.399cm"><text:p/><draw:enhanced-geometry draw:mirror-horizontal="false" draw:mirror-vertical="false" svg:viewBox="0 0 21600 21600" draw:type="mso-spt32" draw:enhanced-path="M 0 0 L 21600 21600 N"/></draw:custom-shape><draw:custom-shape text:anchor-type="paragraph" draw:z-index="37" draw:name="Rectangle 38" draw:style-name="gr20" draw:text-style-name="P10" svg:width="2.805cm" svg:height="0.768cm" svg:x="16.669cm" svg:y="0.028cm"><text:p text:style-name="P4"><text:span text:style-name="T1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" draw:name="Rectangle 32" draw:style-name="gr4" draw:text-style-name="P10" svg:width="2.541cm" svg:height="0.768cm" svg:x="12.647cm" svg:y="0.028cm"><text:p text:style-name="P4"><text:span text:style-name="T1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4" draw:name="Straight Arrow Connector 35" draw:style-name="gr14" draw:text-style-name="P11" svg:width="0.424cm" svg:height="0.003cm" svg:x="12.171cm" svg:y="0.425cm"><text:p/><draw:enhanced-geometry draw:mirror-horizontal="false" draw:mirror-vertical="false" svg:viewBox="0 0 21600 21600" draw:type="mso-spt32" draw:enhanced-path="M 0 0 L 21600 21600 N"/></draw:custom-shape><draw:frame draw:style-name="fr1" draw:name="Cadre17" text:anchor-type="paragraph" svg:x="4.498cm" svg:y="0.637cm" svg:width="2.542cm" svg:height="0.769cm" draw:z-index="72"><draw:text-box><text:p text:style-name="P7"><text:span text:style-name="T1">Stat</text:span></text:p></draw:text-box></draw:frame><draw:custom-shape text:anchor-type="paragraph" draw:z-index="18" draw:name="Rectangle 19" draw:style-name="gr11" draw:text-style-name="P10" svg:width="2.541cm" svg:height="0.768cm" svg:x="4.498cm" svg:y="0.637cm"><text:p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Rectangle 27" draw:style-name="gr15" draw:text-style-name="P10" svg:width="3.363cm" svg:height="0.874cm" svg:x="8.414cm" svg:y="0.425cm"><text:p text:style-name="P7"><text:span text:style-name="T1">Pathfinding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38" draw:name="Rectangle 39" draw:style-name="gr4" draw:text-style-name="P10" svg:width="2.541cm" svg:height="0.768cm" svg:x="16.669cm" svg:y="0.66cm"><text:p text:style-name="P4"><text:span text:style-name="T1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1" draw:name="Rectangle 23" draw:style-name="gr4" draw:text-style-name="P10" svg:width="2.541cm" svg:height="0.768cm" svg:x="12.647cm" svg:y="0.531cm"><text:p text:style-name="P4"><text:span text:style-name="T1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2" draw:name="Straight Arrow Connector 24" draw:style-name="gr14" draw:text-style-name="P11" svg:width="0.424cm" svg:height="0.003cm" svg:x="4.075cm" svg:y="0.24cm"><text:p/><draw:enhanced-geometry draw:mirror-horizontal="false" draw:mirror-vertical="false" svg:viewBox="0 0 21600 21600" draw:type="mso-spt32" draw:enhanced-path="M 0 0 L 21600 21600 N"/></draw:custom-shape><draw:custom-shape text:anchor-type="paragraph" draw:z-index="7" draw:name="Rectangle 8" draw:style-name="gr3" draw:text-style-name="P10" svg:width="2.807cm" svg:height="0.929cm" svg:x="0.45cm" svg:y="-0.159cm"><text:p text:style-name="P7"><text:span text:style-name="T1">deplacement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Straight Arrow Connector 30" draw:style-name="gr8" draw:text-style-name="P11" svg:width="0.451cm" svg:height="0.003cm" svg:x="7.99cm" svg:y="0.155cm"><text:p/><draw:enhanced-geometry draw:mirror-horizontal="false" draw:mirror-vertical="true" svg:viewBox="0 0 21600 21600" draw:type="mso-spt32" draw:enhanced-path="M 0 0 L 21600 21600 N"/></draw:custom-shape></text:p>
      <text:p text:style-name="Standard"><draw:custom-shape text:anchor-type="paragraph" draw:z-index="44" draw:name="Rectangle 46" draw:style-name="gr22" draw:text-style-name="P10" svg:width="2.541cm" svg:height="0.768cm" svg:x="20.638cm" svg:y="0.028cm"><text:p text:style-name="P4"><text:span text:style-name="T1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7" draw:name="Straight Arrow Connector 49" draw:style-name="gr14" draw:text-style-name="P11" svg:width="0.424cm" svg:height="0.003cm" svg:x="20.188cm" svg:y="0.452cm"><text:p/><draw:enhanced-geometry draw:mirror-horizontal="false" draw:mirror-vertical="false" svg:viewBox="0 0 21600 21600" draw:type="mso-spt32" draw:enhanced-path="M 0 0 L 21600 21600 N"/></draw:custom-shape><draw:custom-shape text:anchor-type="paragraph" draw:z-index="42" draw:name="Straight Arrow Connector 43" draw:style-name="gr14" draw:text-style-name="P11" svg:width="0.424cm" svg:height="0.003cm" svg:x="16.219cm" svg:y="0.24cm"><text:p/><draw:enhanced-geometry draw:mirror-horizontal="false" draw:mirror-vertical="false" svg:viewBox="0 0 21600 21600" draw:type="mso-spt32" draw:enhanced-path="M 0 0 L 21600 21600 N"/></draw:custom-shape><draw:custom-shape text:anchor-type="paragraph" draw:z-index="35" draw:name="Straight Arrow Connector 36" draw:style-name="gr14" draw:text-style-name="P11" svg:width="0.424cm" svg:height="0.003cm" svg:x="12.171cm" svg:y="0.081cm"><text:p/><draw:enhanced-geometry draw:mirror-horizontal="false" draw:mirror-vertical="false" svg:viewBox="0 0 21600 21600" draw:type="mso-spt32" draw:enhanced-path="M 0 0 L 21600 21600 N"/></draw:custom-shape></text:p>
      <text:p text:style-name="Standard"><draw:custom-shape text:anchor-type="paragraph" draw:z-index="45" draw:name="Rectangle 47" draw:style-name="gr23" draw:text-style-name="P10" svg:width="2.541cm" svg:height="1.932cm" svg:x="20.585cm" svg:y="0.48cm"><text:p text:style-name="P4"><text:span text:style-name="T1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9" draw:name="Rectangle 40" draw:style-name="gr13" draw:text-style-name="P10" svg:width="2.541cm" svg:height="1.138cm" svg:x="16.669cm" svg:y="0.397cm"><text:p text:style-name="P4"><text:span text:style-name="T1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2" draw:name="Rectangle 33" draw:style-name="gr18" draw:text-style-name="P10" svg:width="2.541cm" svg:height="2.356cm" svg:x="12.647cm" svg:y="0.161cm"><text:p text:style-name="P6"><text:span text:style-name="T1"/></text:p><text:p text:style-name="P4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Straight Arrow Connector 25" draw:style-name="gr14" draw:text-style-name="P11" svg:width="0.424cm" svg:height="0.003cm" svg:x="4.075cm" svg:y="0.083cm"><text:p/><draw:enhanced-geometry draw:mirror-horizontal="false" draw:mirror-vertical="false" svg:viewBox="0 0 21600 21600" draw:type="mso-spt32" draw:enhanced-path="M 0 0 L 21600 21600 N"/></draw:custom-shape><draw:custom-shape text:anchor-type="paragraph" draw:z-index="19" draw:name="Rectangle 20" draw:style-name="gr12" draw:text-style-name="P10" svg:width="2.781cm" svg:height="1.059cm" svg:x="4.498cm" svg:y="-0.289cm"><text:p text:style-name="P7"><text:span text:style-name="T1">Affrontement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" draw:name="Rectangle 28" draw:style-name="gr13" draw:text-style-name="P10" svg:width="2.541cm" svg:height="1.138cm" svg:x="8.625cm" svg:y="0.136cm"><text:p text:style-name="P4"><text:span text:style-name="T1">RT Computer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36" draw:name="Straight Arrow Connector 37" draw:style-name="gr14" draw:text-style-name="P11" svg:width="0.424cm" svg:height="0.003cm" svg:x="12.171cm" svg:y="0.533cm"><text:p/><draw:enhanced-geometry draw:mirror-horizontal="false" draw:mirror-vertical="false" svg:viewBox="0 0 21600 21600" draw:type="mso-spt32" draw:enhanced-path="M 0 0 L 21600 21600 N"/></draw:custom-shape><draw:custom-shape text:anchor-type="paragraph" draw:z-index="24" draw:name="Straight Arrow Connector 26" draw:style-name="gr14" draw:text-style-name="P11" svg:width="0.424cm" svg:height="0.003cm" svg:x="4.075cm" svg:y="0.744cm"><text:p/><draw:enhanced-geometry draw:mirror-horizontal="false" draw:mirror-vertical="false" svg:viewBox="0 0 21600 21600" draw:type="mso-spt32" draw:enhanced-path="M 0 0 L 21600 21600 N"/></draw:custom-shape><draw:custom-shape text:anchor-type="paragraph" draw:z-index="20" draw:name="Rectangle 21" draw:style-name="gr13" draw:text-style-name="P10" svg:width="2.541cm" svg:height="1.138cm" svg:x="4.498cm" svg:y="0.215cm"><text:p text:style-name="P4"><text:span text:style-name="T1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1"><draw:custom-shape text:anchor-type="paragraph" draw:z-index="33" draw:name="Rectangle 34" draw:style-name="gr19" draw:text-style-name="P10" svg:width="2.541cm" svg:height="1.191cm" svg:x="12.647cm" svg:y="1.829cm"><text:p text:style-name="P4"><text:span text:style-name="T1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1" draw:name="Rectangle 22" draw:style-name="gr13" draw:text-style-name="P10" svg:width="2.541cm" svg:height="1.138cm" svg:x="4.498cm" svg:y="1.009cm"><text:p text:style-name="P4"><text:span text:style-name="T1"/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Standard"/>
      <text:p text:style-name="Standard"/>
      <text:p text:style-name="Standard"/>
      <text:p text:style-name="P2"><draw:custom-shape text:anchor-type="paragraph" draw:z-index="55" draw:name="Text Box 2" draw:style-name="gr31" draw:text-style-name="P11" svg:width="13.547cm" svg:height="1.43cm" svg:x="4.789cm" svg:y="1.408cm"><text:p text:style-name="P4"><text:span text:style-name="T3">The Work Breakdown Structur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 Ali</meta:initial-creator>
    <meta:editing-cycles>4</meta:editing-cycles>
    <meta:creation-date>2015-04-17T12:51:00</meta:creation-date>
    <dc:date>2019-03-01T09:28:36.492525087</dc:date>
    <meta:editing-duration>PT9M32S</meta:editing-duration>
    <meta:generator>LibreOffice/6.0.3.2$Linux_X86_64 LibreOffice_project/00m0$Build-2</meta:generator>
    <meta:document-statistic meta:table-count="0" meta:image-count="0" meta:object-count="0" meta:page-count="1" meta:paragraph-count="16" meta:word-count="20" meta:character-count="148" meta:non-whitespace-character-count="13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